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Manag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ventManager.send( Event ev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Event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ventManager.processEv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EventManager.publish( final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initializ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DefaultEventManager.subscribe( Receiver recei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EventManager.introspect( Class receiver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Event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subscribe( final Subscriber subscri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EventManage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Manager.unsubscribe( Receiver recei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ventManager.unsubscribe( Subscriber subscrib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EventManager.get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